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f1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fa9f1"/>
    </style:style>
    <style:style style:name="P3" style:family="paragraph" style:parent-style-name="Standard" style:master-page-name="MP0">
      <style:paragraph-properties style:page-number="auto" fo:break-before="page"/>
      <style:text-properties officeooo:rsid="000fa9f1"/>
    </style:style>
    <style:style style:name="P4" style:family="paragraph" style:parent-style-name="Standard">
      <style:text-properties officeooo:rsid="000fa9f1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fa9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nav class="nav-bar nav-bar-item a"&gt;</text:p>
      <text:p text:style-name="P1"><text:s text:c="2"/>&lt;ul class="nav-bar-ul"&gt;</text:p>
      <text:p text:style-name="P1"><text:s text:c="4"/>&lt;li class="nav-bar-li"&gt;&lt;a href='#structure'&gt;Day structure&lt;/a&gt;&lt;/li&gt;</text:p>
      <text:p text:style-name="P1"><text:s text:c="4"/>&lt;li class="nav-bar-li"&gt;&lt;a href='#team'&gt;Team&lt;/a&gt;&lt;/li&gt;</text:p>
      <text:p text:style-name="P1"><text:s text:c="4"/>&lt;li class="nav-bar-li"&gt;&lt;a href='#schedule'&gt;Schedule&lt;/a&gt;&lt;/li&gt;</text:p>
      <text:p text:style-name="P1"><text:s text:c="2"/>&lt;/ul&gt;</text:p>
      <text:p text:style-name="P1">&lt;/nav&gt;</text:p>
      <text:p text:style-name="P1"/>
      <text:p text:style-name="P1">&lt;div class="header"&gt;&lt;h1&gt;&lt;img src="https://s3-eu-west-1.amazonaws.com/ih-materials/uploads/ironhack-skydive-logo.png" alt="IronSkydive logo"&gt;IronSkydive&lt;/h1&gt;</text:p>
      <text:p text:style-name="P1"><text:s text:c="2"/>&lt;h2 class="header2"&gt;Let the trip begin&lt;/h2&gt;</text:p>
      <text:p text:style-name="P1"><text:s text:c="4"/>&lt;aside class="quote"&gt;&lt;i&gt;"The best experience of our life"&lt;/i&gt;&lt;br&gt;Ariel Quiónes &amp; Gonzalo Manrique, Ironhack Founders&lt;/aside&gt;</text:p>
      <text:p text:style-name="P1">&lt;/div&gt;</text:p>
      <text:p text:style-name="P1"/>
      <text:p text:style-name="P1">&lt;!--Section 1--&gt;</text:p>
      <text:p text:style-name="P1">&lt;section class="dark-background"&gt;</text:p>
      <text:p text:style-name="P1">&lt;div id="general-information" class="container"&gt;</text:p>
      <text:p text:style-name="P1"><text:s text:c="2"/>&lt;article class="col col-3"&gt;</text:p>
      <text:p text:style-name="P1"><text:s text:c="4"/>&lt;h3&gt;Hello!&lt;/h3&gt;</text:p>
      <text:p text:style-name="P1"><text:s text:c="4"/>&lt;p class="text"&gt;Welcome to IronSkydive, the best adventure you will ever have.&lt;/p&gt;&lt;a href="Learn-More" class="link-btn"&gt;Learn more&lt;/a&gt;</text:p>
      <text:p text:style-name="P1"><text:s text:c="2"/>&lt;/article&gt;</text:p>
      <text:p text:style-name="P1"><text:s text:c="2"/>&lt;article class="col col-3"&gt;</text:p>
      <text:p text:style-name="P1"><text:s text:c="4"/>&lt;h3&gt;About us&lt;/h3&gt;</text:p>
      <text:p text:style-name="P1"><text:s text:c="4"/>&lt;p class="text"&gt;We like a lot of programming website, but we also love to practice sports.&lt;/p&gt;&lt;a href="Watch-Video" class="link-btn"&gt;Watch Video&lt;/a&gt;</text:p>
      <text:p text:style-name="P1"><text:s text:c="2"/>&lt;/article&gt;</text:p>
      <text:p text:style-name="P1"><text:s text:c="2"/>&lt;article class="col col-3"&gt;</text:p>
      <text:p text:style-name="P1"><text:s text:c="4"/>&lt;h3&gt;Wanna join?&lt;/h3&gt;</text:p>
      <text:p text:style-name="P1"><text:s text:c="4"/>&lt;p class="text"&gt;Join our fitness program to be in good shape while learning.&lt;/p&gt;&lt;a href="Register" class="link-btn"&gt;Register&lt;/a&gt;</text:p>
      <text:p text:style-name="P1"><text:s text:c="2"/>&lt;/article&gt;</text:p>
      <text:p text:style-name="P1">&lt;div class="clearfix"&gt;</text:p>
      <text:p text:style-name="P1"><text:s text:c="2"/>&lt;/div&gt;</text:p>
      <text:p text:style-name="P1">&lt;/div&gt;</text:p>
      <text:p text:style-name="P1">&lt;/section&gt;</text:p>
      <text:p text:style-name="P1"><text:s text:c="2"/></text:p>
      <text:p text:style-name="P1">&lt;!--Section 2--&gt;</text:p>
      <text:p text:style-name="P1">&lt;section class="container"&gt;</text:p>
      <text:p text:style-name="P1">&lt;h3 id="structure"&gt;How do we structure the day?&lt;/h3&gt;</text:p>
      <text:p text:style-name="P1"><text:s text:c="2"/>&lt;article class="service-box col"&gt;</text:p>
      <text:p text:style-name="P1"><text:s text:c="4"/>&lt;img src="https://s3-eu-west-1.amazonaws.com/ih-materials/uploads/ironskydive-training.png" alt="Training Image"&gt;&lt;h4&gt;1. Training&lt;/h4&gt;</text:p>
      <text:p text:style-name="P1"><text:s text:c="4"/>&lt;p&gt;We teach all the necessary things to jump from the plane without any kind of problem.&lt;/p&gt;</text:p>
      <text:p text:style-name="P1"><text:s text:c="2"/>&lt;/article&gt;</text:p>
      <text:p text:style-name="P1"><text:s text:c="2"/>&lt;article class="service-box col"&gt;</text:p>
      <text:p text:style-name="P1"><text:s text:c="4"/>&lt;img src="https://s3-eu-west-1.amazonaws.com/ih-materials/uploads/ironskydive-get-ready.png" alt="Get Ready Image"&gt;&lt;h4&gt;2. Get ready&lt;/h4&gt;</text:p>
      <text:p text:style-name="P1"><text:s text:c="4"/>&lt;p&gt;You are already prepared, you just need the suit and a parachute. All sizes available.&lt;/p&gt;</text:p>
      <text:p text:style-name="P1"><text:s text:c="2"/>&lt;/article&gt;</text:p>
      <text:p text:style-name="P1"><text:s text:c="2"/>&lt;article class="service-box col"&gt;</text:p>
      <text:p text:style-name="P1"><text:s text:c="4"/>&lt;img src="https://s3-eu-west-1.amazonaws.com/ih-materials/uploads/ironskydive-fly.png" alt="Fly Image"&gt;&lt;h4&gt;3. Fly&lt;/h4&gt;</text:p>
      <text:p text:style-name="P1"><text:s text:c="4"/>&lt;p&gt;You are ready, and the plane are waiting for us in the hanger. Let's fly!&lt;/p&gt;</text:p>
      <text:p text:style-name="P1"><text:s text:c="4"/>&lt;/article&gt;</text:p>
      <text:p text:style-name="P1"><text:soft-page-break/><text:s text:c="2"/>&lt;article class="service-box col"&gt;</text:p>
      <text:p text:style-name="P1"><text:s text:c="4"/>&lt;img src="https://s3-eu-west-1.amazonaws.com/ih-materials/uploads/ironskydive-jump.png" alt="Jump Image"&gt;&lt;h4&gt;4. Jump!&lt;/h4&gt;</text:p>
      <text:p text:style-name="P1"><text:s text:c="4"/>&lt;p&gt;You have done the most complicated. Just one step left... Jump!&lt;/p&gt;</text:p>
      <text:p text:style-name="P1"><text:s text:c="2"/>&lt;/article&gt;</text:p>
      <text:p text:style-name="P1">&lt;div class="clearfix"&gt;</text:p>
      <text:p text:style-name="P1">&lt;/div&gt;</text:p>
      <text:p text:style-name="P1">&lt;/section&gt;</text:p>
      <text:p text:style-name="P1"><text:s/></text:p>
      <text:p text:style-name="P1">&lt;!--Section 3--&gt;</text:p>
      <text:p text:style-name="P1">&lt;section class="dark-background"&gt;</text:p>
      <text:p text:style-name="P1">&lt;div id="team" class="container"&gt;</text:p>
      <text:p text:style-name="P1"><text:s text:c="2"/>&lt;h3&gt;Team&lt;/h3&gt;</text:p>
      <text:p text:style-name="P1"><text:s text:c="2"/>&lt;p class="section-text"&gt;Our team has collectively 75 years of experience. Odds are, when you jump out the plane with these professionals, you won't go splat.&lt;/p&gt;</text:p>
      <text:p text:style-name="P1"><text:s text:c="2"/>&lt;hr&gt;</text:p>
      <text:p text:style-name="P1"><text:s text:c="2"/>&lt;article class="col col-3"&gt;&lt;b class="member-name"&gt;Harold Rothstein&lt;/b&gt;&lt;img src="https://s3-eu-west-1.amazonaws.com/ih-materials/uploads/team-1.jpg" alt="Harold Image" width="100%" height="250px"&gt;&lt;/article&gt;</text:p>
      <text:p text:style-name="P1"><text:s text:c="2"/>&lt;article class="col col-3 col-middle"&gt;&lt;b class="member-name"&gt;Susan Phillips&lt;/b&gt;&lt;img src="https://s3-eu-west-1.amazonaws.com/ih-materials/uploads/team-2.jpg" alt="Susan Image" width="100%" height="250px"&gt;&lt;/article&gt;</text:p>
      <text:p text:style-name="P1"><text:s text:c="2"/>&lt;article class="col col-3"&gt;&lt;b class="member-name"&gt;Taylor Roberts&lt;/b&gt;&lt;img src="https://s3-eu-west-1.amazonaws.com/ih-materials/uploads/team-3.jpg" alt="Taylor Image" width="100%" height="250px"&gt;&lt;/article&gt;</text:p>
      <text:p text:style-name="P1">&lt;/hr&gt;</text:p>
      <text:p text:style-name="P1">&lt;div class="clearfix"&gt;</text:p>
      <text:p text:style-name="P1"><text:s text:c="2"/>&lt;/div&gt;</text:p>
      <text:p text:style-name="P1">&lt;/div&gt;</text:p>
      <text:p text:style-name="P1">&lt;/section&gt;</text:p>
      <text:p text:style-name="P1"/>
      <text:p text:style-name="P1">&lt;!--Section 4--&gt;</text:p>
      <text:p text:style-name="P1"><text:s text:c="2"/>&lt;h3 id="schedule"&gt;Schedule&lt;/h3&gt;</text:p>
      <text:p text:style-name="P1">&lt;table class="schedule-table" cellpadding="5px 10px" cellspacing="0"&gt;</text:p>
      <text:p text:style-name="P1"><text:s text:c="2"/>&lt;tr&gt;</text:p>
      <text:p text:style-name="P1"><text:s text:c="4"/>&lt;th&gt;Time&lt;/th&gt;</text:p>
      <text:p text:style-name="P1"><text:s text:c="4"/>&lt;th&gt;Monday&lt;/th&gt;</text:p>
      <text:p text:style-name="P1"><text:s text:c="4"/>&lt;th&gt;Tuesday&lt;/th&gt;</text:p>
      <text:p text:style-name="P1"><text:s text:c="4"/>&lt;th&gt;Wednesday&lt;/th&gt;</text:p>
      <text:p text:style-name="P1"><text:s text:c="4"/>&lt;th&gt;Thursday&lt;/th&gt;</text:p>
      <text:p text:style-name="P1"><text:s text:c="4"/>&lt;th&gt;Friday&lt;/th&gt;</text:p>
      <text:p text:style-name="P1"><text:s text:c="4"/>&lt;th&gt;Saturday&lt;/th&gt;</text:p>
      <text:p text:style-name="P1"><text:s text:c="2"/>&lt;/tr&gt;</text:p>
      <text:p text:style-name="P1"><text:s text:c="2"/>&lt;tr&gt;</text:p>
      <text:p text:style-name="P1"><text:s text:c="4"/>&lt;td&gt;9:00 - 11:00&lt;/td&gt;</text:p>
      <text:p text:style-name="P1"><text:s text:c="4"/>&lt;td&gt;&lt;/td&gt;</text:p>
      <text:p text:style-name="P1"><text:s text:c="4"/>&lt;td&gt;&lt;/td&gt;</text:p>
      <text:p text:style-name="P1"><text:s text:c="4"/>&lt;td&gt;X&lt;/td&gt;</text:p>
      <text:p text:style-name="P1"><text:s text:c="4"/>&lt;td&gt;&lt;/td&gt;</text:p>
      <text:p text:style-name="P1"><text:s text:c="4"/>&lt;td&gt;X&lt;/td&gt;</text:p>
      <text:p text:style-name="P1"><text:s text:c="4"/>&lt;td&gt;X&lt;/td&gt;</text:p>
      <text:p text:style-name="P1"><text:s text:c="2"/>&lt;/tr&gt;</text:p>
      <text:p text:style-name="P1"><text:s text:c="2"/>&lt;tr&gt;</text:p>
      <text:p text:style-name="P1"><text:s text:c="4"/>&lt;td&gt;12:00 - 14:00&lt;/td&gt;</text:p>
      <text:p text:style-name="P1"><text:s text:c="4"/>&lt;td&gt;&lt;/td&gt;</text:p>
      <text:p text:style-name="P1"><text:s text:c="4"/>&lt;td&gt;&lt;/td&gt;</text:p>
      <text:p text:style-name="P1"><text:s text:c="4"/>&lt;td&gt;&lt;/td&gt;</text:p>
      <text:p text:style-name="P1"><text:soft-page-break/><text:s text:c="4"/>&lt;td&gt;&lt;/td&gt;</text:p>
      <text:p text:style-name="P1"><text:s text:c="4"/>&lt;td&gt;X&lt;/td&gt;</text:p>
      <text:p text:style-name="P1"><text:s text:c="4"/>&lt;td&gt;X&lt;/td&gt;</text:p>
      <text:p text:style-name="P1"><text:s text:c="2"/>&lt;/tr&gt;</text:p>
      <text:p text:style-name="P1"><text:s text:c="2"/>&lt;tr&gt;</text:p>
      <text:p text:style-name="P1"><text:s text:c="4"/>&lt;td&gt;15:00 - 17:00&lt;/td&gt;</text:p>
      <text:p text:style-name="P1"><text:s text:c="4"/>&lt;td&gt;&lt;/td&gt;</text:p>
      <text:p text:style-name="P1"><text:s text:c="4"/>&lt;td&gt;&lt;/td&gt;</text:p>
      <text:p text:style-name="P1"><text:s text:c="4"/>&lt;td&gt;X&lt;/td&gt;</text:p>
      <text:p text:style-name="P1"><text:s text:c="4"/>&lt;td&gt;X&lt;/td&gt;</text:p>
      <text:p text:style-name="P1"><text:s text:c="4"/>&lt;td&gt;X&lt;/td&gt;</text:p>
      <text:p text:style-name="P1"><text:s text:c="4"/>&lt;td&gt;X&lt;/td&gt;</text:p>
      <text:p text:style-name="P1"><text:s text:c="2"/>&lt;/tr&gt;</text:p>
      <text:p text:style-name="P1">&lt;/table&gt;</text:p>
      <text:p text:style-name="P1"><text:s text:c="2"/>&lt;h3&gt;Schedule a Time Slot&lt;/h3&gt;</text:p>
      <text:p text:style-name="P1"/>
      <text:p text:style-name="P1">&lt;!--Footer--&gt;</text:p>
      <text:p text:style-name="P1">&lt;footer class="container"&gt;</text:p>
      <text:p text:style-name="P1">&lt;section class="dark-background footer col col-3"&gt;</text:p>
      <text:p text:style-name="P1"><text:s text:c="2"/>&lt;h5&gt;Contact Information&lt;/h5&gt;</text:p>
      <text:p text:style-name="P1"><text:s text:c="2"/>&lt;address class="address"&gt;IronSkydive &lt;br&gt;33 Rue la Fayette, &lt;br&gt;75009 Paris, &lt;br&gt;France &lt;br&gt;+33 (0) 619 193 088&lt;/address&gt;</text:p>
      <text:p text:style-name="P1"><text:s text:c="2"/>&lt;h5&gt;Follow Us&lt;/h5&gt;</text:p>
      <text:p text:style-name="P1"><text:s text:c="4"/>&lt;ul class="link a"&gt;</text:p>
      <text:p text:style-name="P1"><text:s text:c="6"/>&lt;li&gt;&lt;a href="#"&gt;Twitter&lt;/a&gt;&lt;/li&gt;</text:p>
      <text:p text:style-name="P1"><text:s text:c="6"/>&lt;li&gt;&lt;a href="#"&gt;Facebook&lt;/a&gt;&lt;/li&gt;</text:p>
      <text:p text:style-name="P1"><text:s text:c="6"/>&lt;li&gt;&lt;a href="#"&gt;Instagram&lt;/a&gt;&lt;/li&gt;</text:p>
      <text:p text:style-name="P1"><text:s text:c="4"/>&lt;/ul&gt;</text:p>
      <text:p text:style-name="P1">&lt;/section&gt;</text:p>
      <text:p text:style-name="P1">&lt;iframe src="https://www.google.com/maps/embed?pb=!1m18!1m12!1m3!1d2624.142047744348!2d2.3354330160472316!3d48.87456857928921!2m3!1f0!2f0!3f0!3m2!1i1024!2i768!4f13.1!3m3!1m2!1s0x47e66e38f817b573%3A0x48d69c30470e7aeb!2sIronhack!5e0!3m2!1sen!2ses!4v1495208746099" class="map-frame" frameborder="0" style="border:0" allowfullscreen&gt;&lt;/iframe&gt;</text:p>
      <text:p text:style-name="P1">&lt;/footer&gt;</text:p>
      <text:p text:style-name="P1">&lt;div class="clearfix"&gt;</text:p>
      <text:p text:style-name="P1">&lt;/div&gt;</text:p>
      <text:p text:style-name="P1"/>
      <text:p text:style-name="P1"/>
      <text:p text:style-name="P2"/>
      <text:p text:style-name="P1"/>
      <text:p text:style-name="P1"/>
      <text:p text:style-name="P1"/>
      <text:p text:style-name="P1">@import url('https://fonts.googleapis.com/css?family=Roboto+Condensed:700|Roboto:100,300,700');</text:p>
      <text:p text:style-name="P1"/>
      <text:p text:style-name="P1">* {</text:p>
      <text:p text:style-name="P1"><text:s text:c="2"/>margin: 0;</text:p>
      <text:p text:style-name="P1"><text:s text:c="2"/>padding: 0;</text:p>
      <text:p text:style-name="P1">}</text:p>
      <text:p text:style-name="P1"/>
      <text:p text:style-name="P1">body {</text:p>
      <text:p text:style-name="P1"><text:s text:c="2"/>font-family: Roboto;</text:p>
      <text:p text:style-name="P1"><text:s text:c="2"/>font-size: 10px;</text:p>
      <text:p text:style-name="P1"><text:s text:c="2"/>line-height: 3.5em;</text:p>
      <text:p text:style-name="P1"><text:s text:c="2"/>font-weight: 300;</text:p>
      <text:p text:style-name="P1">}</text:p>
      <text:p text:style-name="P1"><text:soft-page-break/></text:p>
      <text:p text:style-name="P1">h1, h2, h3, h4, h5 {</text:p>
      <text:p text:style-name="P1"><text:s text:c="2"/>font-family: Roboto Condensed;</text:p>
      <text:p text:style-name="P1">}</text:p>
      <text:p text:style-name="P1"/>
      <text:p text:style-name="P1">h1 {</text:p>
      <text:p text:style-name="P1"><text:s text:c="2"/>font-size: 9em;</text:p>
      <text:p text:style-name="P1"><text:s text:c="2"/>text-align: center;</text:p>
      <text:p text:style-name="P1"><text:s text:c="2"/>text-transform: uppercase;</text:p>
      <text:p text:style-name="P1">}</text:p>
      <text:p text:style-name="P1"/>
      <text:p text:style-name="P1">h2 {</text:p>
      <text:p text:style-name="P1"><text:s text:c="2"/>font-size: 5em;</text:p>
      <text:p text:style-name="P1"><text:s text:c="2"/>text-align: center;</text:p>
      <text:p text:style-name="P1"><text:s text:c="2"/>text-transform: uppercase;</text:p>
      <text:p text:style-name="P1"><text:s text:c="2"/>line-height: 4em;</text:p>
      <text:p text:style-name="P1">}</text:p>
      <text:p text:style-name="P1"/>
      <text:p text:style-name="P1">h3 {</text:p>
      <text:p text:style-name="P1"><text:s text:c="2"/>font-size: 4.2em;</text:p>
      <text:p text:style-name="P1"><text:s text:c="2"/>text-align: center;</text:p>
      <text:p text:style-name="P1">}</text:p>
      <text:p text:style-name="P1"/>
      <text:p text:style-name="P1">h4 {</text:p>
      <text:p text:style-name="P1"><text:s text:c="2"/>font-size: 1.5em;</text:p>
      <text:p text:style-name="P1"><text:s text:c="2"/>line-height: 0.4px;</text:p>
      <text:p text:style-name="P1"><text:s text:c="2"/>margin: 0px 0px 15px 0px;</text:p>
      <text:p text:style-name="P1">}</text:p>
      <text:p text:style-name="P1"/>
      <text:p text:style-name="P1">h5 {</text:p>
      <text:p text:style-name="P1"><text:s text:c="2"/>font-size: 1em;</text:p>
      <text:p text:style-name="P1">}</text:p>
      <text:p text:style-name="P1"/>
      <text:p text:style-name="P1">.nav-bar {</text:p>
      <text:p text:style-name="P1"><text:s text:c="2"/>background: rgb(25, 33, 41);</text:p>
      <text:p text:style-name="P1"><text:s text:c="2"/>color: rgb(0, 0, 0);</text:p>
      <text:p text:style-name="P1"><text:s text:c="2"/>padding: 14px 0px;</text:p>
      <text:p text:style-name="P1"><text:s text:c="2"/>height: 40px;</text:p>
      <text:p text:style-name="P1">}</text:p>
      <text:p text:style-name="P1"/>
      <text:p text:style-name="P1">.nav-bar-item a {</text:p>
      <text:p text:style-name="P1"><text:s text:c="2"/>color: rgb(255, 255, 255);</text:p>
      <text:p text:style-name="P1"><text:s text:c="2"/>text-decoration: none;</text:p>
      <text:p text:style-name="P1"><text:s text:c="2"/>font-size: 2em;</text:p>
      <text:p text:style-name="P1">}</text:p>
      <text:p text:style-name="P1"/>
      <text:p text:style-name="P1">.nav-bar-ul {</text:p>
      <text:p text:style-name="P1"><text:s text:c="2"/>width: 1200px;</text:p>
      <text:p text:style-name="P1"><text:s text:c="2"/>margin: 0 auto;</text:p>
      <text:p text:style-name="P1">}</text:p>
      <text:p text:style-name="P1"/>
      <text:p text:style-name="P1">.nav-bar-li {</text:p>
      <text:p text:style-name="P1"><text:s text:c="2"/>list-style-type: none;</text:p>
      <text:p text:style-name="P1"><text:s text:c="2"/>text-align: center;</text:p>
      <text:p text:style-name="P1"><text:s text:c="2"/>float: left;</text:p>
      <text:p text:style-name="P1"><text:s text:c="2"/>width: 33%;</text:p>
      <text:p text:style-name="P1">}</text:p>
      <text:p text:style-name="P1"><text:soft-page-break/></text:p>
      <text:p text:style-name="P1">.header {</text:p>
      <text:p text:style-name="P1"><text:s/>background-image: url("https://s3-eu-west-1.amazonaws.com/ih-materials/uploads/ironhack-skydive-background.jpg");</text:p>
      <text:p text:style-name="P1"><text:s text:c="2"/>background-repeat: no-repeat;</text:p>
      <text:p text:style-name="P1"><text:s text:c="2"/>background-position: 0,0;</text:p>
      <text:p text:style-name="P1"><text:s text:c="2"/>background-size: cover;</text:p>
      <text:p text:style-name="P1"><text:s text:c="2"/>height: 650px;</text:p>
      <text:p text:style-name="P1"><text:s text:c="2"/>padding: 50px 0px 0px 0px;</text:p>
      <text:p text:style-name="P1"><text:s text:c="2"/>position: relative;</text:p>
      <text:p text:style-name="P1">}</text:p>
      <text:p text:style-name="P1"/>
      <text:p text:style-name="P1">.header2 {</text:p>
      <text:p text:style-name="P1"><text:s text:c="2"/>color: rgb(255, 255, 255);</text:p>
      <text:p text:style-name="P1"><text:s text:c="2"/>text-shadow: #020819 8px -20px 9px;</text:p>
      <text:p text:style-name="P1">}</text:p>
      <text:p text:style-name="P1"/>
      <text:p text:style-name="P1">.quote {</text:p>
      <text:p text:style-name="P1"><text:s text:c="2"/>font-size: 2.5em;</text:p>
      <text:p text:style-name="P1"><text:s text:c="2"/>position: absolute;</text:p>
      <text:p text:style-name="P1"><text:s text:c="2"/>left: 10%;</text:p>
      <text:p text:style-name="P1"><text:s text:c="2"/>bottom: 15vh;</text:p>
      <text:p text:style-name="P1">}</text:p>
      <text:p text:style-name="P1"/>
      <text:p text:style-name="P1">.dark-background {</text:p>
      <text:p text:style-name="P1"><text:s text:c="2"/>background-color: rgb(25, 33, 41);</text:p>
      <text:p text:style-name="P1"><text:s text:c="2"/>color: rgb(255, 255, 255);</text:p>
      <text:p text:style-name="P1">}</text:p>
      <text:p text:style-name="P1"/>
      <text:p text:style-name="P1">.text {</text:p>
      <text:p text:style-name="P1"><text:s text:c="2"/>font-size: 2em;</text:p>
      <text:p text:style-name="P1"><text:s text:c="2"/>font-weight: 100;</text:p>
      <text:p text:style-name="P1"><text:s text:c="2"/>text-align: center;</text:p>
      <text:p text:style-name="P1"><text:s text:c="2"/>margin: 20px 0px;</text:p>
      <text:p text:style-name="P1">}</text:p>
      <text:p text:style-name="P1"/>
      <text:p text:style-name="P1">.link-btn {</text:p>
      <text:p text:style-name="P1"><text:s text:c="2"/>background-color: rgb(67, 163, 230);</text:p>
      <text:p text:style-name="P1"><text:s text:c="2"/>color: white;</text:p>
      <text:p text:style-name="P1"><text:s text:c="2"/>font-family: Roboto Condensed;</text:p>
      <text:p text:style-name="P1"><text:s text:c="2"/>font-size: 2em;</text:p>
      <text:p text:style-name="P1"><text:s text:c="2"/>letter-spacing: 0.5px;</text:p>
      <text:p text:style-name="P1"><text:s text:c="2"/>text-align: center;</text:p>
      <text:p text:style-name="P1"><text:s text:c="2"/>text-decoration: none;</text:p>
      <text:p text:style-name="P1"><text:s text:c="2"/>display: block;</text:p>
      <text:p text:style-name="P1"><text:s text:c="2"/>width: 150px;</text:p>
      <text:p text:style-name="P1"><text:s text:c="2"/>margin: 40px auto 0 auto;</text:p>
      <text:p text:style-name="P1"><text:s text:c="2"/>padding: 14px 20px 14px 20px;</text:p>
      <text:p text:style-name="P1"><text:s text:c="2"/>border-width: 2px;</text:p>
      <text:p text:style-name="P1"><text:s text:c="2"/>border-color: black;</text:p>
      <text:p text:style-name="P1"><text:s text:c="2"/>border-style: solid;</text:p>
      <text:p text:style-name="P1"><text:s text:c="2"/>border-opacity: 0.2;</text:p>
      <text:p text:style-name="P1">}</text:p>
      <text:p text:style-name="P1"/>
      <text:p text:style-name="P1">.service-box {</text:p>
      <text:p text:style-name="P1"><text:s text:c="2"/>font-size: 1.7em;</text:p>
      <text:p text:style-name="P1"><text:s text:c="2"/>text-align: center;</text:p>
      <text:p text:style-name="P1"><text:soft-page-break/><text:s text:c="2"/>border: 2px solid #eee;</text:p>
      <text:p text:style-name="P1"><text:s text:c="2"/>border-radius: 10px;</text:p>
      <text:p text:style-name="P1"><text:s text:c="2"/>box-sizing: border-box;</text:p>
      <text:p text:style-name="P1"><text:s text:c="2"/>box-shadow: 2px 2px 10px 0 #eee;</text:p>
      <text:p text:style-name="P1"><text:s text:c="2"/>margin: 50px 5% 0 5%;</text:p>
      <text:p text:style-name="P1"><text:s text:c="2"/>padding: 20px;</text:p>
      <text:p text:style-name="P1"><text:s text:c="2"/>width: 40%;</text:p>
      <text:p text:style-name="P1">}</text:p>
      <text:p text:style-name="P1"/>
      <text:p text:style-name="P1">.service-box img {</text:p>
      <text:p text:style-name="P1"><text:s text:c="2"/>width: 125px;</text:p>
      <text:p text:style-name="P1">}</text:p>
      <text:p text:style-name="P1"/>
      <text:p text:style-name="P1">#team .section-text {</text:p>
      <text:p text:style-name="P1"><text:s text:c="2"/>font-size: 1.9em;</text:p>
      <text:p text:style-name="P1"><text:s text:c="2"/>text-align: center;</text:p>
      <text:p text:style-name="P1"><text:s text:c="2"/>width: 60%;</text:p>
      <text:p text:style-name="P1"><text:s text:c="2"/>margin: 10px auto;</text:p>
      <text:p text:style-name="P1">}</text:p>
      <text:p text:style-name="P1"/>
      <text:p text:style-name="P1">#team .member-name {</text:p>
      <text:p text:style-name="P1"><text:s text:c="2"/>font-size: 1.5em;</text:p>
      <text:p text:style-name="P1"><text:s text:c="2"/>font-weight: 700;</text:p>
      <text:p text:style-name="P1"><text:s text:c="2"/>display: block;</text:p>
      <text:p text:style-name="P1"><text:s text:c="2"/>text-align: center;</text:p>
      <text:p text:style-name="P1">}</text:p>
      <text:p text:style-name="P1"/>
      <text:p text:style-name="P1">.footer {</text:p>
      <text:p text:style-name="P1"><text:s text:c="2"/>text-align: center;</text:p>
      <text:p text:style-name="P1"><text:s text:c="2"/>font-size: 1.9em;</text:p>
      <text:p text:style-name="P1"><text:s text:c="2"/>padding: 0px 100px;</text:p>
      <text:p text:style-name="P1"><text:s text:c="2"/>margin-bottom: 25px;</text:p>
      <text:p text:style-name="P1">}</text:p>
      <text:p text:style-name="P1"/>
      <text:p text:style-name="P1">.address {</text:p>
      <text:p text:style-name="P1"><text:s text:c="2"/>font-style: normal;</text:p>
      <text:p text:style-name="P1"><text:s text:c="2"/>font-size: 0.8em;</text:p>
      <text:p text:style-name="P1"><text:s text:c="2"/>margin: 0px 0px 30px 0px;</text:p>
      <text:p text:style-name="P1">}</text:p>
      <text:p text:style-name="P1"/>
      <text:p text:style-name="P1">.link a {</text:p>
      <text:p text:style-name="P1"><text:s text:c="2"/>color: rgb(67, 163, 230);</text:p>
      <text:p text:style-name="P1"><text:s text:c="2"/>text-decoration: none;</text:p>
      <text:p text:style-name="P1"><text:s text:c="2"/>list-style-type: none;</text:p>
      <text:p text:style-name="P1">}</text:p>
      <text:p text:style-name="P1"/>
      <text:p text:style-name="P1">.container {</text:p>
      <text:p text:style-name="P1"><text:s text:c="2"/>width: 1200px;</text:p>
      <text:p text:style-name="P1"><text:s text:c="2"/>margin: 0 auto;</text:p>
      <text:p text:style-name="P1"><text:s text:c="2"/>padding: 75px 0;</text:p>
      <text:p text:style-name="P1">}</text:p>
      <text:p text:style-name="P1"/>
      <text:p text:style-name="P1">hr {</text:p>
      <text:p text:style-name="P1"><text:s text:c="2"/>margin: 20px auto 30px auto;</text:p>
      <text:p text:style-name="P1"><text:s text:c="2"/>width: 40%;</text:p>
      <text:p text:style-name="P1">}</text:p>
      <text:p text:style-name="P1"/>
      <text:p text:style-name="P1"><text:soft-page-break/>.col {</text:p>
      <text:p text:style-name="P1"><text:s text:c="2"/>float: left;</text:p>
      <text:p text:style-name="P1">}</text:p>
      <text:p text:style-name="P1"/>
      <text:p text:style-name="P1">.col-3 {</text:p>
      <text:p text:style-name="P1"><text:s text:c="2"/>width: 30%;</text:p>
      <text:p text:style-name="P1">}</text:p>
      <text:p text:style-name="P1"/>
      <text:p text:style-name="P1">.col-middle {</text:p>
      <text:p text:style-name="P1"><text:s text:c="2"/>margin: 0 5%;</text:p>
      <text:p text:style-name="P1">}</text:p>
      <text:p text:style-name="P1"/>
      <text:p text:style-name="P1">.clearfix {</text:p>
      <text:p text:style-name="P1"><text:s text:c="2"/>clear: both;</text:p>
      <text:p text:style-name="P1">}</text:p>
      <text:p text:style-name="P1"/>
      <text:p text:style-name="P1">.map-frame {</text:p>
      <text:p text:style-name="P1"><text:s text:c="2"/>height: 375px;</text:p>
      <text:p text:style-name="P1"><text:s text:c="2"/>float: right;</text:p>
      <text:p text:style-name="P1"><text:s text:c="2"/>width: 60%;</text:p>
      <text:p text:style-name="P1">}</text:p>
      <text:p text:style-name="P1"/>
      <text:p text:style-name="P1">.schedule-table {</text:p>
      <text:p text:style-name="P1"><text:s text:c="2"/>margin: 0 auto 40px auto;</text:p>
      <text:p text:style-name="P1"><text:s text:c="2"/>font-size: 1.5em;</text:p>
      <text:p text:style-name="P1"><text:s text:c="2"/>border: bottom;</text:p>
      <text:p text:style-name="P1"><text:s text:c="2"/>style: solid;</text:p>
      <text:p text:style-name="P1"><text:s text:c="2"/>weight: 1px;</text:p>
      <text:p text:style-name="P1"><text:s text:c="2"/>color: black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style:text-underline-style="none" fo:font-weight="normal" style:letter-kerning="true" style:font-name-asian="Noto Sans CJK SC Regular" style:font-size-asian="12pt" style:language-asian="nb" style:country-asian="NO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style:text-underline-style="none" fo:font-weight="normal" style:letter-kerning="true" fo:background-color="transparent" style:font-name-asian="Noto Sans CJK SC Regular" style:font-size-asian="12pt" style:language-asian="nb" style:country-asian="NO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ljs-keyword" style:family="text" style:parent-style-name="Default_20_Paragraph_20_Font"/>
    <style:style style:name="hljs-string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Surface Pro</meta:initial-creator>
    <meta:creation-date>2018-07-12T09:01:00Z</meta:creation-date>
    <dc:date>2018-07-18T16:09:49.392753964</dc:date>
    <meta:editing-cycles>7</meta:editing-cycles>
    <meta:editing-duration>P2DT14H47M21S</meta:editing-duration>
    <meta:document-statistic meta:table-count="0" meta:image-count="0" meta:object-count="0" meta:page-count="7" meta:paragraph-count="305" meta:word-count="805" meta:character-count="7880" meta:non-whitespace-character-count="6872"/>
    <meta:template xlink:type="simple" xlink:actuate="onRequest" xlink:title="" xlink:href="../../media/markus/UBUNTU%2018_0/Code%202.odt/Normal"/>
  </office:meta>
</office:document-meta>
</file>